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66"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etudiants" table:style-name="ta1" table:print="false"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>
            <text:p>Table etudiants (et)</text:p>
          </table:table-cell>
          <table:table-cell table:style-name="Default"/>
        </table:table-row>
        <table:table-row table:style-name="ro2">
          <table:table-cell table:style-name="ce2" office:value-type="string">
            <text:p>id_et</text:p>
          </table:table-cell>
          <table:table-cell table:style-name="ce4" office:value-type="string">
            <text:p>nom_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ura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upon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rt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uran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arque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5/11/2009</text:date>, <text:time>16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OURION</meta:initial-creator>
    <meta:creation-date>2009-11-15T16:22:17.84</meta:creation-date>
    <dc:date>2009-11-15T16:34:20.63</dc:date>
    <dc:creator>Franck OURION</dc:creator>
    <meta:editing-duration>PT00H03M24S</meta:editing-duration>
    <meta:editing-cycles>4</meta:editing-cycles>
    <meta:generator>OpenOffice.org/3.1$Win32 OpenOffice.org_project/310m19$Build-9420</meta:generator>
    <meta:document-statistic meta:table-count="1" meta:cell-count="13" meta:object-count="0"/>
  </office:meta>
</office:document-meta>
</file>